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17in"/>
    </style:style>
    <style:style style:name="co3" style:family="table-column">
      <style:table-column-properties fo:break-before="auto" style:column-width="3.4598in"/>
    </style:style>
    <style:style style:name="co4" style:family="table-column">
      <style:table-column-properties fo:break-before="auto" style:column-width="1.9591in"/>
    </style:style>
    <style:style style:name="co5" style:family="table-column">
      <style:table-column-properties fo:break-before="auto" style:column-width="1.7543in"/>
    </style:style>
    <style:style style:name="co6" style:family="table-column">
      <style:table-column-properties fo:break-before="auto" style:column-width="3.0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LUSTERS 3</text:p>
          </table:table-cell>
          <table:table-cell table:style-name="ce1" office:value-type="string">
            <text:p>function: find_best_dhn</text:p>
          </table:table-cell>
          <table:table-cell/>
          <table:table-cell table:style-name="ce1" office:value-type="string">
            <text:p>CLUSTERS 3</text:p>
          </table:table-cell>
          <table:table-cell table:style-name="ce1" office:value-type="string">
            <text:p>function: find_best_dhn_by_dim</text:p>
          </table:table-cell>
        </table:table-row>
        <table:table-row table:style-name="ro2">
          <table:table-cell/>
          <table:table-cell office:value-type="string">
            <text:p>populationPerCluster</text:p>
          </table:table-cell>
          <table:table-cell office:value-type="string">
            <text:p>[493, 532, 947]</text:p>
          </table:table-cell>
          <table:table-cell/>
          <table:table-cell office:value-type="string">
            <text:p>populationPerCluster</text:p>
          </table:table-cell>
          <table:table-cell office:value-type="string">
            <text:p>[493, 532, 947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buildingsPerCluster</text:p>
          </table:table-cell>
          <table:table-cell office:value-type="string">
            <text:p>[176, 241, 307]</text:p>
          </table:table-cell>
          <table:table-cell/>
          <table:table-cell office:value-type="string">
            <text:p>buildingsPerCluster</text:p>
          </table:table-cell>
          <table:table-cell office:value-type="string">
            <text:p>[176, 241, 307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KV:0</text:p>
          </table:table-cell>
          <table:table-cell table:number-columns-repeated="2"/>
          <table:table-cell office:value-type="string">
            <text:p>KV: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Coverage of the network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overage of the network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Length of f/c Grans (m)</text:p>
          </table:table-cell>
          <table:table-cell office:value-type="string">
            <text:p>[1, 2, 4, 8, 24, 48, 96, 144] is: [4854.38, 14851.804, 20485.901, 1383.364, 0.0, 0.0, 0.0, 0.0]</text:p>
          </table:table-cell>
          <table:table-cell/>
          <table:table-cell office:value-type="string">
            <text:p>Length of f/c Grans (m)</text:p>
          </table:table-cell>
          <table:table-cell office:value-type="string">
            <text:p>[1, 2, 4, 8, 24, 48, 96, 144] is: [5016.811, 14751.846, 21035.669, 1395.859, 0.0, 0.0, 0.0, 0.0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Length of s/d Grans (m)</text:p>
          </table:table-cell>
          <table:table-cell office:value-type="string">
            <text:p>[7, 24] is: [3582.373, 1911.922]</text:p>
          </table:table-cell>
          <table:table-cell/>
          <table:table-cell office:value-type="string">
            <text:p>Length of s/d Grans (m)</text:p>
          </table:table-cell>
          <table:table-cell office:value-type="string">
            <text:p>[7, 24] is: [3582.373, 1936.912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Length of d Grans (m)</text:p>
          </table:table-cell>
          <table:table-cell office:value-type="string">
            <text:p>[1] is: [4701.004]</text:p>
          </table:table-cell>
          <table:table-cell/>
          <table:table-cell office:value-type="string">
            <text:p>Length of d Grans (m)</text:p>
          </table:table-cell>
          <table:table-cell office:value-type="string">
            <text:p>[1] is: [4701.004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Unit Costs</text:p>
          </table:table-cell>
          <table:table-cell office:value-type="string">
            <text:p>[[1.0, 1.08, 1.15, 1.2, 1.24, 1.3, 1.4, 1.48], [0.0], [2, 3], [1]]</text:p>
          </table:table-cell>
          <table:table-cell/>
          <table:table-cell office:value-type="string">
            <text:p>Unit Costs</text:p>
          </table:table-cell>
          <table:table-cell office:value-type="string">
            <text:p>[[1.0, 1.08, 1.15, 1.2, 1.24, 1.3, 1.4, 1.48], [0.0], [2, 3], [1]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Length (m)</text:p>
          </table:table-cell>
          <table:table-cell office:value-type="float" office:value="4701.004">
            <text:p>4701.004</text:p>
          </table:table-cell>
          <table:table-cell/>
          <table:table-cell office:value-type="string">
            <text:p>Total Feeder Network Length (m)</text:p>
          </table:table-cell>
          <table:table-cell office:value-type="float" office:value="4701.004">
            <text:p>4701.0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Cost ($)</text:p>
          </table:table-cell>
          <table:table-cell office:value-type="float" office:value="100385.828">
            <text:p>100385.828</text:p>
          </table:table-cell>
          <table:table-cell/>
          <table:table-cell office:value-type="string">
            <text:p>Total Feeder Network Cost ($)</text:p>
          </table:table-cell>
          <table:table-cell office:value-type="float" office:value="101162.5">
            <text:p>101162.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Trench Cost ($)</text:p>
          </table:table-cell>
          <table:table-cell office:value-type="float" office:value="32907.029">
            <text:p>32907.029</text:p>
          </table:table-cell>
          <table:table-cell/>
          <table:table-cell office:value-type="string">
            <text:p>Total Feeder Network Trench Cost ($)</text:p>
          </table:table-cell>
          <table:table-cell office:value-type="float" office:value="32907.029">
            <text:p>32907.02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Gran Cost ($)</text:p>
          </table:table-cell>
          <table:table-cell office:value-type="float" office:value="63478.799">
            <text:p>63478.799</text:p>
          </table:table-cell>
          <table:table-cell/>
          <table:table-cell office:value-type="string">
            <text:p>Total Feeder Network Gran Cost ($)</text:p>
          </table:table-cell>
          <table:table-cell office:value-type="float" office:value="64255.471">
            <text:p>64255.47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Manholes Onewa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Manholes Onewa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Manholes Twowa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Manholes Twowa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Manholes Threeway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umber of Manholes Threeway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New Manhole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New Manholes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Manholes Cost ($)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Manholes Cost ($)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Splices in DHN</text:p>
          </table:table-cell>
          <table:table-cell office:value-type="float" office:value="1174">
            <text:p>1174</text:p>
          </table:table-cell>
          <table:table-cell/>
          <table:table-cell office:value-type="string">
            <text:p>Number of Splices in DHN</text:p>
          </table:table-cell>
          <table:table-cell office:value-type="float" office:value="1174">
            <text:p>117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DHN cost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DHN cost</text:p>
          </table:table-cell>
          <table:table-cell office:value-type="float" office:value="3000">
            <text:p>30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KV:1</text:p>
          </table:table-cell>
          <table:table-cell table:number-columns-repeated="2"/>
          <table:table-cell office:value-type="string">
            <text:p>KV: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Coverage of the network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overage of the network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Length of f/c Grans (m)</text:p>
          </table:table-cell>
          <table:table-cell office:value-type="string">
            <text:p>[1, 2, 4, 8, 24, 48, 96, 144] is: [17768.749, 48703.731, 22837.741, 3278.258, 0.0, 0.0, 0.0, 0.0]</text:p>
          </table:table-cell>
          <table:table-cell/>
          <table:table-cell office:value-type="string">
            <text:p>Length of f/c Grans (m)</text:p>
          </table:table-cell>
          <table:table-cell office:value-type="string">
            <text:p>[1, 2, 4, 8, 24, 48, 96, 144] is: [25634.211, 68591.92, 25644.042, 3974.767, 0.0, 0.0, 0.0, 0.0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Length of s/d Grans (m)</text:p>
          </table:table-cell>
          <table:table-cell office:value-type="string">
            <text:p>[7, 24] is: [6786.418, 4056.444]</text:p>
          </table:table-cell>
          <table:table-cell/>
          <table:table-cell office:value-type="string">
            <text:p>Length of s/d Grans (m)</text:p>
          </table:table-cell>
          <table:table-cell office:value-type="string">
            <text:p>[7, 24] is: [6799.732, 5365.248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Length of d Grans (m)</text:p>
          </table:table-cell>
          <table:table-cell office:value-type="string">
            <text:p>[1] is: [8788.939]</text:p>
          </table:table-cell>
          <table:table-cell/>
          <table:table-cell office:value-type="string">
            <text:p>Length of d Grans (m)</text:p>
          </table:table-cell>
          <table:table-cell office:value-type="string">
            <text:p>[1] is: [8788.939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Unit Costs</text:p>
          </table:table-cell>
          <table:table-cell office:value-type="string">
            <text:p>[[1.0, 1.08, 1.15, 1.2, 1.24, 1.3, 1.4, 1.48], [0.0], [2, 3], [1]]</text:p>
          </table:table-cell>
          <table:table-cell/>
          <table:table-cell office:value-type="string">
            <text:p>Unit Costs</text:p>
          </table:table-cell>
          <table:table-cell office:value-type="string">
            <text:p>[[1.0, 1.08, 1.15, 1.2, 1.24, 1.3, 1.4, 1.48], [0.0], [2, 3], [1]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Length (m)</text:p>
          </table:table-cell>
          <table:table-cell office:value-type="float" office:value="8788.939">
            <text:p>8788.939</text:p>
          </table:table-cell>
          <table:table-cell/>
          <table:table-cell office:value-type="string">
            <text:p>Total Feeder Network Length (m)</text:p>
          </table:table-cell>
          <table:table-cell office:value-type="float" office:value="8788.939">
            <text:p>8788.93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Cost ($)</text:p>
          </table:table-cell>
          <table:table-cell office:value-type="float" office:value="201263.273">
            <text:p>201263.273</text:p>
          </table:table-cell>
          <table:table-cell/>
          <table:table-cell office:value-type="string">
            <text:p>Total Feeder Network Cost ($)</text:p>
          </table:table-cell>
          <table:table-cell office:value-type="float" office:value="238376.631">
            <text:p>238376.63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Trench Cost ($)</text:p>
          </table:table-cell>
          <table:table-cell office:value-type="float" office:value="61522.572">
            <text:p>61522.572</text:p>
          </table:table-cell>
          <table:table-cell/>
          <table:table-cell office:value-type="string">
            <text:p>Total Feeder Network Trench Cost ($)</text:p>
          </table:table-cell>
          <table:table-cell office:value-type="float" office:value="61522.572">
            <text:p>61522.57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Gran Cost ($)</text:p>
          </table:table-cell>
          <table:table-cell office:value-type="float" office:value="134540.701">
            <text:p>134540.701</text:p>
          </table:table-cell>
          <table:table-cell/>
          <table:table-cell office:value-type="string">
            <text:p>Total Feeder Network Gran Cost ($)</text:p>
          </table:table-cell>
          <table:table-cell office:value-type="float" office:value="171654.059">
            <text:p>171654.05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Manholes Onewa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Manholes Onewa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Manholes Twowa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Manholes Twowa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Manholes Threeway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Number of Manholes Threeway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New Manhole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New Manholes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Manholes Cost ($)</text:p>
          </table:table-cell>
          <table:table-cell office:value-type="float" office:value="2200">
            <text:p>2200</text:p>
          </table:table-cell>
          <table:table-cell/>
          <table:table-cell office:value-type="string">
            <text:p>Manholes Cost ($)</text:p>
          </table:table-cell>
          <table:table-cell office:value-type="float" office:value="2200">
            <text:p>22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Splices in DHN</text:p>
          </table:table-cell>
          <table:table-cell office:value-type="float" office:value="1210">
            <text:p>1210</text:p>
          </table:table-cell>
          <table:table-cell/>
          <table:table-cell office:value-type="string">
            <text:p>Number of Splices in DHN</text:p>
          </table:table-cell>
          <table:table-cell office:value-type="float" office:value="1210">
            <text:p>121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DHN cost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DHN cost</text:p>
          </table:table-cell>
          <table:table-cell office:value-type="float" office:value="3000">
            <text:p>30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KV:2</text:p>
          </table:table-cell>
          <table:table-cell table:number-columns-repeated="2"/>
          <table:table-cell office:value-type="string">
            <text:p>KV:2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Coverage of the network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overage of the network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Length of f/c Grans (m)</text:p>
          </table:table-cell>
          <table:table-cell office:value-type="string">
            <text:p>[1, 2, 4, 8, 24, 48, 96, 144] is: [21744.664, 8098.767, 66596.468, 12318.669, 994.937, 0.0, 0.0, 0.0]</text:p>
          </table:table-cell>
          <table:table-cell/>
          <table:table-cell office:value-type="string">
            <text:p>Length of f/c Grans (m)</text:p>
          </table:table-cell>
          <table:table-cell office:value-type="string">
            <text:p>[1, 2, 4, 8, 24, 48, 96, 144] is: [27275.955, 10004.056, 81999.291, 15550.532, 1185.466, 0.0, 0.0, 0.0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Length of s/d Grans (m)</text:p>
          </table:table-cell>
          <table:table-cell office:value-type="string">
            <text:p>[7, 24] is: [6062.284, 4915.885]</text:p>
          </table:table-cell>
          <table:table-cell/>
          <table:table-cell office:value-type="string">
            <text:p>Length of s/d Grans (m)</text:p>
          </table:table-cell>
          <table:table-cell office:value-type="string">
            <text:p>[7, 24] is: [6100.915, 5986.688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Length of d Grans (m)</text:p>
          </table:table-cell>
          <table:table-cell office:value-type="string">
            <text:p>[1] is: [8539.519]</text:p>
          </table:table-cell>
          <table:table-cell/>
          <table:table-cell office:value-type="string">
            <text:p>Length of d Grans (m)</text:p>
          </table:table-cell>
          <table:table-cell office:value-type="string">
            <text:p>[1] is: [8539.519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Unit Costs</text:p>
          </table:table-cell>
          <table:table-cell office:value-type="string">
            <text:p>[[1.0, 1.08, 1.15, 1.2, 1.24, 1.3, 1.4, 1.48], [0.0], [2, 3], [1]]</text:p>
          </table:table-cell>
          <table:table-cell/>
          <table:table-cell office:value-type="string">
            <text:p>Unit Costs</text:p>
          </table:table-cell>
          <table:table-cell office:value-type="string">
            <text:p>[[1.0, 1.08, 1.15, 1.2, 1.24, 1.3, 1.4, 1.48], [0.0], [2, 3], [1]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Length (m)</text:p>
          </table:table-cell>
          <table:table-cell office:value-type="float" office:value="8539.519">
            <text:p>8539.519</text:p>
          </table:table-cell>
          <table:table-cell/>
          <table:table-cell office:value-type="string">
            <text:p>Total Feeder Network Length (m)</text:p>
          </table:table-cell>
          <table:table-cell office:value-type="float" office:value="8539.519">
            <text:p>8539.51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Cost ($)</text:p>
          </table:table-cell>
          <table:table-cell office:value-type="float" office:value="223428.253">
            <text:p>223428.253</text:p>
          </table:table-cell>
          <table:table-cell/>
          <table:table-cell office:value-type="string">
            <text:p>Total Feeder Network Cost ($)</text:p>
          </table:table-cell>
          <table:table-cell office:value-type="float" office:value="256148.359">
            <text:p>256148.35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Trench Cost ($)</text:p>
          </table:table-cell>
          <table:table-cell office:value-type="float" office:value="59776.636">
            <text:p>59776.636</text:p>
          </table:table-cell>
          <table:table-cell/>
          <table:table-cell office:value-type="string">
            <text:p>Total Feeder Network Trench Cost ($)</text:p>
          </table:table-cell>
          <table:table-cell office:value-type="float" office:value="59776.636">
            <text:p>59776.63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Gran Cost ($)</text:p>
          </table:table-cell>
          <table:table-cell office:value-type="float" office:value="158151.617">
            <text:p>158151.617</text:p>
          </table:table-cell>
          <table:table-cell/>
          <table:table-cell office:value-type="string">
            <text:p>Total Feeder Network Gran Cost ($)</text:p>
          </table:table-cell>
          <table:table-cell office:value-type="float" office:value="190871.723">
            <text:p>190871.72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Manholes Onewa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Manholes Onewa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Manholes Twowa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Manholes Twowa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Manholes Threeway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Number of Manholes Threeway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New Manhole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New Manholes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Manholes Cost ($)</text:p>
          </table:table-cell>
          <table:table-cell office:value-type="float" office:value="2500">
            <text:p>2500</text:p>
          </table:table-cell>
          <table:table-cell/>
          <table:table-cell office:value-type="string">
            <text:p>Manholes Cost ($)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Splices in DHN</text:p>
          </table:table-cell>
          <table:table-cell office:value-type="float" office:value="2374">
            <text:p>2374</text:p>
          </table:table-cell>
          <table:table-cell/>
          <table:table-cell office:value-type="string">
            <text:p>Number of Splices in DHN</text:p>
          </table:table-cell>
          <table:table-cell office:value-type="float" office:value="2374">
            <text:p>237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DHN cost</text:p>
          </table:table-cell>
          <table:table-cell office:value-type="float" office:value="3000">
            <text:p>3000</text:p>
          </table:table-cell>
          <table:table-cell/>
          <table:table-cell office:value-type="string">
            <text:p>DHN cost</text:p>
          </table:table-cell>
          <table:table-cell office:value-type="float" office:value="3000">
            <text:p>30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Central Office</text:p>
          </table:table-cell>
          <table:table-cell table:number-columns-repeated="2"/>
          <table:table-cell office:value-type="string">
            <text:p>Central Offic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Length of f/c Grans (m)</text:p>
          </table:table-cell>
          <table:table-cell office:value-type="string">
            <text:p>[96, 192] is: [[781.457, 4830.689], [898.676, 6762.964]]</text:p>
          </table:table-cell>
          <table:table-cell/>
          <table:table-cell office:value-type="string">
            <text:p>Length of f/c Grans (m)</text:p>
          </table:table-cell>
          <table:table-cell office:value-type="string">
            <text:p>[96, 192] is: [[861.364, 5881.717], [990.569, 8234.404]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Length of s/d Grans (m)</text:p>
          </table:table-cell>
          <table:table-cell office:value-type="string">
            <text:p>[7, 14] is: [[485.084, 160.016], [970.167, 480.047]]</text:p>
          </table:table-cell>
          <table:table-cell/>
          <table:table-cell office:value-type="string">
            <text:p>Length of s/d Grans (m)</text:p>
          </table:table-cell>
          <table:table-cell office:value-type="string">
            <text:p>[7, 14] is: [[589.833, 195.226], [1179.667, 585.679]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Length of d Grans (m)</text:p>
          </table:table-cell>
          <table:table-cell office:value-type="string">
            <text:p>[1] is: [[645.099], [645.099]]</text:p>
          </table:table-cell>
          <table:table-cell/>
          <table:table-cell office:value-type="string">
            <text:p>Length of d Grans (m)</text:p>
          </table:table-cell>
          <table:table-cell office:value-type="string">
            <text:p>[1] is: [[785.06], [785.06]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Unit Costs</text:p>
          </table:table-cell>
          <table:table-cell office:value-type="string">
            <text:p>[[1.15, 1.4], [0.0], [2, 3], [1]]</text:p>
          </table:table-cell>
          <table:table-cell/>
          <table:table-cell office:value-type="string">
            <text:p>Unit Costs</text:p>
          </table:table-cell>
          <table:table-cell office:value-type="string">
            <text:p>[[1.15, 1.4], [0.0], [2, 3], [1]]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Length (m)</text:p>
          </table:table-cell>
          <table:table-cell office:value-type="float" office:value="645.099">
            <text:p>645.099</text:p>
          </table:table-cell>
          <table:table-cell/>
          <table:table-cell office:value-type="string">
            <text:p>Total Feeder Network Length (m)</text:p>
          </table:table-cell>
          <table:table-cell office:value-type="float" office:value="785.06">
            <text:p>785.0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Cost ($)</text:p>
          </table:table-cell>
          <table:table-cell office:value-type="float" office:value="26872.647">
            <text:p>26872.647</text:p>
          </table:table-cell>
          <table:table-cell/>
          <table:table-cell office:value-type="string">
            <text:p>Total Feeder Network Cost ($)</text:p>
          </table:table-cell>
          <table:table-cell office:value-type="float" office:value="32070.796">
            <text:p>32070.79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Trench Cost ($)</text:p>
          </table:table-cell>
          <table:table-cell office:value-type="float" office:value="4515.694">
            <text:p>4515.694</text:p>
          </table:table-cell>
          <table:table-cell/>
          <table:table-cell office:value-type="string">
            <text:p>Total Feeder Network Trench Cost ($)</text:p>
          </table:table-cell>
          <table:table-cell office:value-type="float" office:value="5495.418">
            <text:p>5495.41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Total Feeder Network Gran Cost ($)</text:p>
          </table:table-cell>
          <table:table-cell office:value-type="float" office:value="9756.953">
            <text:p>9756.953</text:p>
          </table:table-cell>
          <table:table-cell/>
          <table:table-cell office:value-type="string">
            <text:p>Total Feeder Network Gran Cost ($)</text:p>
          </table:table-cell>
          <table:table-cell office:value-type="float" office:value="11775.378">
            <text:p>11775.37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Manholes Oneway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umber of Manholes Oneway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Manholes Twoway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Number of Manholes Twoway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Manholes Threewa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Manholes Threeway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New Manholes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umber of New Manholes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Manholes Cost ($)</text:p>
          </table:table-cell>
          <table:table-cell office:value-type="float" office:value="2600">
            <text:p>2600</text:p>
          </table:table-cell>
          <table:table-cell/>
          <table:table-cell office:value-type="string">
            <text:p>Manholes Cost ($)</text:p>
          </table:table-cell>
          <table:table-cell office:value-type="float" office:value="4800">
            <text:p>48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Splices in CO</text:p>
          </table:table-cell>
          <table:table-cell office:value-type="float" office:value="4896">
            <text:p>4896</text:p>
          </table:table-cell>
          <table:table-cell/>
          <table:table-cell office:value-type="string">
            <text:p>Number of Splices in CO</text:p>
          </table:table-cell>
          <table:table-cell office:value-type="float" office:value="4896">
            <text:p>489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CO cost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CO cost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Splices in DHNs</text:p>
          </table:table-cell>
          <table:table-cell office:value-type="float" office:value="1248">
            <text:p>1248</text:p>
          </table:table-cell>
          <table:table-cell/>
          <table:table-cell office:value-type="string">
            <text:p>Number of Splices in DHNs</text:p>
          </table:table-cell>
          <table:table-cell office:value-type="float" office:value="1248">
            <text:p>124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Splices in DHNs</text:p>
          </table:table-cell>
          <table:table-cell office:value-type="float" office:value="1248">
            <text:p>1248</text:p>
          </table:table-cell>
          <table:table-cell/>
          <table:table-cell office:value-type="string">
            <text:p>Number of Splices in DHNs</text:p>
          </table:table-cell>
          <table:table-cell office:value-type="float" office:value="1248">
            <text:p>124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Number of Splices in DHNs</text:p>
          </table:table-cell>
          <table:table-cell office:value-type="float" office:value="2400">
            <text:p>2400</text:p>
          </table:table-cell>
          <table:table-cell/>
          <table:table-cell office:value-type="string">
            <text:p>Number of Splices in DHNs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omix </meta:initial-creator>
    <meta:creation-date>2015-08-28T14:36:32</meta:creation-date>
    <dc:date>2015-08-28T14:50:10</dc:date>
    <dc:creator>Enomix </dc:creator>
    <meta:editing-duration>PT7S</meta:editing-duration>
    <meta:editing-cycles>2</meta:editing-cycles>
    <meta:generator>LibreOffice/3.6$Linux_X86_64 LibreOffice_project/360m1$Build-2</meta:generator>
    <meta:document-statistic meta:table-count="1" meta:cell-count="284" meta:object-count="0"/>
  </office:meta>
</office:document-meta>
</file>